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a2f99b" officeooo:paragraph-rsid="00a2f99b" style:font-weight-asian="bold" style:font-weight-complex="bold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paragraph-rsid="005d5c8b"/>
    </style:style>
    <style:style style:name="P10" style:family="paragraph" style:parent-style-name="Table_20_Contents">
      <style:text-properties officeooo:rsid="00a2f99b" officeooo:paragraph-rsid="00a2f99b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4755c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2f99b"/>
    </style:style>
    <style:style style:name="T11" style:family="text">
      <style:text-properties officeooo:rsid="00a467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4581590163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7">Tareas programad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45815893472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445815890752">
          <table:table-cell table:style-name="Tabla9.A2" table:number-columns-spanned="2" office:value-type="string">
            <text:p text:style-name="P9"><text:span text:style-name="T5">1.</text:span><text:span text:style-name="T4">1.</text:span><text:span text:style-name="T5"> </text:span><text:span text:style-name="T10">Muestra las tareas programadas del usuario por defecto.</text:span></text:p>
            <text:p text:style-name="P9"/>
            <text:p text:style-name="P10">1.2. Como root muestra las tareas programadas del usuario por defecto.</text:p>
            <text:p text:style-name="P10"/>
            <text:p text:style-name="P10">1.3 Con el usuario por defecto, crea una tarea programada que escriba en el archivo /tmp/testc<text:span text:style-name="T11">r</text:span>on.txt la hora de ejecución. Ten en cuenta que la tarea debe ejecutarse cada 5 minutos.</text:p>
            <text:p text:style-name="P10"/>
            <text:p text:style-name="P10">1.4. Elimina las entradas de crontab.</text:p>
            <text:p text:style-name="P8"/>
          </table:table-cell>
          <table:covered-table-cell/>
        </table:table-row>
      </table:table>
      <text:p text:style-name="P4"/>
      <text:p text:style-name="P4">(Completar…)</text:p>
      <text:p text:style-name="P5"/>
      <text:p text:style-name="P6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5T20:26:02.386000000</dc:date>
    <meta:editing-duration>PT11H39M25S</meta:editing-duration>
    <meta:editing-cycles>21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1" meta:word-count="80" meta:character-count="513" meta:non-whitespace-character-count="442"/>
  </office:meta>
</office:document-meta>
</file>